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mazon Ember" svg:font-family="'Amazon Ember', Arial, sans-serif"/>
    <style:font-face style:name="Helvetica neue" svg:font-family="'Helvetica neue', Helvetica, Verdana, sans-serif"/>
    <style:font-face style:name="Lato1" svg:font-family="Lato, Arial, 'Liberation Sans', sans-serif"/>
    <style:font-face style:name="Lato" svg:font-family="Lato, Helvetica, Arial, sans-serif"/>
    <style:font-face style:name="Open Sans" svg:font-family="'Open Sans', sans-serif"/>
    <style:font-face style:name="Raleway" svg:font-family="Raleway"/>
    <style:font-face style:name="Roboto" svg:font-family="Roboto, sans-serif"/>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weight="normal" officeooo:paragraph-rsid="00195c86" style:font-weight-asian="normal" style:font-weight-complex="normal"/>
    </style:style>
    <style:style style:name="P2" style:family="paragraph" style:parent-style-name="Heading_20_1">
      <style:text-properties fo:font-weight="normal" officeooo:paragraph-rsid="0019cc75" style:font-weight-asian="normal" style:font-weight-complex="normal"/>
    </style:style>
    <style:style style:name="P3" style:family="paragraph" style:parent-style-name="Heading_20_1">
      <style:text-properties fo:font-variant="normal" fo:text-transform="none" fo:color="#000000" style:font-name="Liberation Serif" fo:font-size="12pt" fo:letter-spacing="normal" fo:font-style="normal" fo:font-weight="normal" officeooo:paragraph-rsid="000efb6e" style:font-size-asian="12pt" style:font-weight-asian="normal" style:font-size-complex="12pt" style:font-weight-complex="normal"/>
    </style:style>
    <style:style style:name="P4" style:family="paragraph" style:parent-style-name="Heading_20_1">
      <style:text-properties fo:font-variant="normal" fo:text-transform="none" style:use-window-font-color="true" style:font-name="Liberation Serif" fo:font-size="12pt" fo:letter-spacing="normal" fo:font-style="normal" fo:font-weight="normal" officeooo:paragraph-rsid="000efb6e" style:font-size-asian="12pt" style:font-weight-asian="normal" style:font-size-complex="12pt" style:font-weight-complex="normal"/>
    </style:style>
    <style:style style:name="P5" style:family="paragraph" style:parent-style-name="Heading_20_1">
      <style:text-properties officeooo:paragraph-rsid="000efb6e"/>
    </style:style>
    <style:style style:name="P6" style:family="paragraph" style:parent-style-name="Heading_20_1">
      <style:text-properties fo:color="#111111" style:font-name="Liberation Serif" fo:font-size="12pt" fo:font-weight="normal" officeooo:paragraph-rsid="000efb6e" style:font-size-asian="12pt" style:font-weight-asian="normal" style:font-size-complex="12pt" style:font-weight-complex="normal"/>
    </style:style>
    <style:style style:name="P7" style:family="paragraph" style:parent-style-name="Heading_20_1">
      <style:text-properties style:font-name="Liberation Serif" fo:font-size="12pt" fo:font-weight="normal" officeooo:paragraph-rsid="00195c86"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0efb6e" style:font-weight-asian="bold" style:font-weight-complex="bold"/>
    </style:style>
    <style:style style:name="P10" style:family="paragraph" style:parent-style-name="Standard">
      <style:text-properties officeooo:paragraph-rsid="000efb6e"/>
    </style:style>
    <style:style style:name="P11" style:family="paragraph" style:parent-style-name="Standard">
      <style:text-properties fo:font-weight="normal" officeooo:paragraph-rsid="000efb6e" style:font-weight-asian="normal" style:font-weight-complex="normal"/>
    </style:style>
    <style:style style:name="P12" style:family="paragraph" style:parent-style-name="Standard">
      <style:text-properties fo:font-weight="normal" officeooo:paragraph-rsid="00120a0f" style:font-weight-asian="normal" style:font-weight-complex="normal"/>
    </style:style>
    <style:style style:name="P13" style:family="paragraph" style:parent-style-name="Standard">
      <style:text-properties fo:font-weight="normal" officeooo:paragraph-rsid="00140997" style:font-weight-asian="normal" style:font-weight-complex="normal"/>
    </style:style>
    <style:style style:name="P14" style:family="paragraph" style:parent-style-name="Standard">
      <style:text-properties fo:font-weight="normal" officeooo:rsid="00140997" officeooo:paragraph-rsid="000efb6e" style:font-weight-asian="normal" style:font-weight-complex="normal"/>
    </style:style>
    <style:style style:name="P15" style:family="paragraph" style:parent-style-name="Standard">
      <style:text-properties fo:font-weight="normal" officeooo:rsid="00140997" officeooo:paragraph-rsid="00154d5d" style:font-weight-asian="normal" style:font-weight-complex="normal"/>
    </style:style>
    <style:style style:name="P16" style:family="paragraph" style:parent-style-name="Standard">
      <style:text-properties fo:font-weight="normal" officeooo:paragraph-rsid="00154d5d" style:font-weight-asian="normal" style:font-weight-complex="normal"/>
    </style:style>
    <style:style style:name="P17" style:family="paragraph" style:parent-style-name="Standard">
      <style:text-properties fo:font-weight="normal" officeooo:rsid="0017aa99" officeooo:paragraph-rsid="0017aa99" style:font-weight-asian="normal" style:font-weight-complex="normal"/>
    </style:style>
    <style:style style:name="P18" style:family="paragraph" style:parent-style-name="Standard">
      <style:text-properties fo:font-weight="normal" officeooo:paragraph-rsid="0017aa99" style:font-weight-asian="normal" style:font-weight-complex="normal"/>
    </style:style>
    <style:style style:name="P19" style:family="paragraph" style:parent-style-name="Standard">
      <style:text-properties fo:font-weight="normal" officeooo:paragraph-rsid="00195c86" style:font-weight-asian="normal" style:font-weight-complex="normal"/>
    </style:style>
    <style:style style:name="P20" style:family="paragraph" style:parent-style-name="Standard">
      <style:text-properties fo:font-weight="normal" officeooo:paragraph-rsid="0019cc75" style:font-weight-asian="normal" style:font-weight-complex="normal"/>
    </style:style>
    <style:style style:name="P21" style:family="paragraph" style:parent-style-name="Standard">
      <style:text-properties officeooo:paragraph-rsid="00120a0f"/>
    </style:style>
    <style:style style:name="P22" style:family="paragraph" style:parent-style-name="Standard">
      <style:text-properties style:use-window-font-color="true" fo:font-weight="normal" officeooo:paragraph-rsid="000efb6e" style:font-weight-asian="normal" style:font-weight-complex="normal"/>
    </style:style>
    <style:style style:name="P23" style:family="paragraph" style:parent-style-name="Standard">
      <style:text-properties style:use-window-font-color="true" fo:font-weight="normal" officeooo:paragraph-rsid="0017aa99" style:font-weight-asian="normal" style:font-weight-complex="normal"/>
    </style:style>
    <style:style style:name="P24" style:family="paragraph" style:parent-style-name="Standard">
      <style:text-properties style:use-window-font-color="true" style:font-name="Liberation Serif" fo:font-size="12pt" fo:font-weight="normal" officeooo:paragraph-rsid="000efb6e" style:font-size-asian="12pt" style:font-weight-asian="normal" style:font-size-complex="12pt" style:font-weight-complex="normal"/>
    </style:style>
    <style:style style:name="P25" style:family="paragraph" style:parent-style-name="Standard">
      <style:text-properties style:use-window-font-color="true" style:font-name="Liberation Serif" fo:font-size="12pt" fo:font-weight="normal" officeooo:paragraph-rsid="00154d5d"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paragraph-rsid="000efb6e" style:font-size-asian="12pt" style:font-weight-asian="normal" style:font-size-complex="12pt" style:font-weight-complex="normal"/>
    </style:style>
    <style:style style:name="P27" style:family="paragraph" style:parent-style-name="Standard">
      <style:text-properties officeooo:paragraph-rsid="00140997"/>
    </style:style>
    <style:style style:name="P28" style:family="paragraph" style:parent-style-name="Standard">
      <style:text-properties officeooo:paragraph-rsid="00154d5d"/>
    </style:style>
    <style:style style:name="P29" style:family="paragraph" style:parent-style-name="Standard">
      <style:text-properties officeooo:paragraph-rsid="0017aa99"/>
    </style:style>
    <style:style style:name="T1" style:family="text">
      <style:text-properties fo:font-weight="normal" style:font-weight-asian="normal" style:font-weight-complex="normal"/>
    </style:style>
    <style:style style:name="T2" style:family="text">
      <style:text-properties fo:font-weight="normal" officeooo:rsid="00120a0f" style:font-weight-asian="normal" style:font-weight-complex="normal"/>
    </style:style>
    <style:style style:name="T3" style:family="text">
      <style:text-properties fo:font-weight="normal" officeooo:rsid="00140997" style:font-weight-asian="normal" style:font-weight-complex="normal"/>
    </style:style>
    <style:style style:name="T4" style:family="text">
      <style:text-properties fo:font-weight="normal" officeooo:rsid="00195c86" style:font-weight-asian="normal" style:font-weight-complex="normal"/>
    </style:style>
    <style:style style:name="T5" style:family="text">
      <style:text-properties fo:font-weight="normal" officeooo:rsid="00154d5d" style:font-weight-asian="normal" style:font-weight-complex="normal"/>
    </style:style>
    <style:style style:name="T6" style:family="text">
      <style:text-properties fo:font-weight="normal" officeooo:rsid="0017aa99" style:font-weight-asian="normal" style:font-weight-complex="normal"/>
    </style:style>
    <style:style style:name="T7" style:family="text">
      <style:text-properties fo:font-weight="normal" officeooo:rsid="0019cc75" style:font-weight-asian="normal" style:font-weight-complex="normal"/>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officeooo:rsid="00120a0f"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11"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2"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10a0a9" style:text-blinking="false" fo:background-color="transparent" loext:char-shading-value="0" style:font-weight-asian="normal" style:font-weight-complex="normal" loext:padding="0cm" loext:border="none"/>
    </style:style>
    <style:style style:name="T13"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style:font-weight-asian="normal" style:font-weight-complex="normal" loext:padding="0cm" loext:border="none"/>
    </style:style>
    <style:style style:name="T14"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120a0f" style:text-blinking="false" loext:padding="0cm" loext:border="none"/>
    </style:style>
    <style:style style:name="T15" style:family="text">
      <style:text-properties fo:font-variant="normal" fo:text-transform="none" style:text-line-through-style="none" style:text-line-through-type="none" style:font-name="Roboto" fo:font-size="12pt" fo:letter-spacing="normal" fo:font-style="normal" style:text-underline-style="none" fo:font-weight="normal" officeooo:rsid="00120a0f" style:text-blinking="false" style:font-size-asian="12pt" style:font-size-complex="12pt" loext:padding="0cm" loext:border="none"/>
    </style:style>
    <style:style style:name="T16" style:family="text">
      <style:text-properties fo:font-variant="normal" fo:text-transform="none" style:text-line-through-style="none" style:text-line-through-type="none" style:font-name="Roboto" fo:letter-spacing="normal" fo:font-style="normal" style:text-underline-style="none" fo:font-weight="normal" officeooo:rsid="00120a0f" style:text-blinking="false" loext:padding="0cm" loext:border="none"/>
    </style:style>
    <style:style style:name="T17" style:family="text">
      <style:text-properties fo:font-variant="normal" fo:text-transform="none" style:text-line-through-style="none" style:text-line-through-type="none" style:font-name="Roboto" fo:letter-spacing="normal" fo:font-style="normal" style:text-underline-style="none" fo:font-weight="normal" officeooo:rsid="00154d5d" style:text-blinking="false" loext:padding="0cm" loext:border="none"/>
    </style:style>
    <style:style style:name="T18"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20a0f" style:text-blinking="false" loext:padding="0cm" loext:border="none"/>
    </style:style>
    <style:style style:name="T19"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20a0f" style:text-blinking="false" fo:background-color="transparent" loext:char-shading-value="0" loext:padding="0cm" loext:border="none"/>
    </style:style>
    <style:style style:name="T20"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54d5d" style:text-blinking="false" fo:background-color="transparent" loext:char-shading-value="0" style:font-size-asian="12pt" style:font-size-complex="12pt" loext:padding="0cm" loext:border="none"/>
    </style:style>
    <style:style style:name="T21"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20a0f" style:text-blinking="false" style:font-size-asian="12pt" style:font-size-complex="12pt" loext:padding="0cm" loext:border="none"/>
    </style:style>
    <style:style style:name="T22"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54d5d" style:text-blinking="false" style:font-size-asian="12pt" style:font-size-complex="12pt" loext:padding="0cm" loext:border="none"/>
    </style:style>
    <style:style style:name="T23"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20a0f" style:text-blinking="false" style:font-size-asian="12pt" style:font-weight-asian="normal" style:font-size-complex="12pt" style:font-weight-complex="normal" loext:padding="0cm" loext:border="none"/>
    </style:style>
    <style:style style:name="T24"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54d5d" style:text-blinking="false" style:font-size-asian="12pt" style:font-weight-asian="normal" style:font-size-complex="12pt" style:font-weight-complex="normal" loext:padding="0cm" loext:border="none"/>
    </style:style>
    <style:style style:name="T25"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95c86" style:text-blinking="false" loext:padding="0cm" loext:border="none"/>
    </style:style>
    <style:style style:name="T26"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20a0f" style:text-blinking="false" style:font-weight-asian="bold" style:font-weight-complex="bold" loext:padding="0cm" loext:border="none"/>
    </style:style>
    <style:style style:name="T27"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95c86" style:text-blinking="false" style:font-weight-asian="bold" style:font-weight-complex="bold" loext:padding="0cm" loext:border="none"/>
    </style:style>
    <style:style style:name="T28" style:family="text">
      <style:text-properties fo:font-variant="normal" fo:text-transform="none" style:use-window-font-color="true" style:text-line-through-style="none" style:text-line-through-type="none" style:font-name="Roboto" fo:font-size="12pt" fo:letter-spacing="normal" fo:font-style="normal" style:text-underline-style="none" fo:font-weight="normal" officeooo:rsid="0019cc75" style:text-blinking="false" style:font-weight-asian="bold" style:font-weight-complex="bold" loext:padding="0cm" loext:border="none"/>
    </style:style>
    <style:style style:name="T29"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30"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20a0f" style:text-blinking="false" style:font-size-asian="12pt" style:font-weight-asian="normal" style:font-size-complex="12pt" style:font-weight-complex="normal" loext:padding="0cm" loext:border="none"/>
    </style:style>
    <style:style style:name="T3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3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54d5d" style:text-blinking="false" style:font-size-asian="12pt" style:font-weight-asian="normal" style:font-size-complex="12pt" style:font-weight-complex="normal" loext:padding="0cm" loext:border="none"/>
    </style:style>
    <style:style style:name="T3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34" style:family="text">
      <style:text-properties fo:font-variant="normal" fo:text-transform="none" fo:letter-spacing="normal" fo:font-style="normal"/>
    </style:style>
    <style:style style:name="T35" style:family="text">
      <style:text-properties fo:font-variant="normal" fo:text-transform="none" style:font-name="Open Sans" fo:font-size="10.5pt" fo:letter-spacing="normal" fo:font-style="normal"/>
    </style:style>
    <style:style style:name="T36" style:family="text">
      <style:text-properties fo:font-variant="normal" fo:text-transform="none" fo:color="#111111" fo:letter-spacing="normal" fo:font-style="normal"/>
    </style:style>
    <style:style style:name="T37" style:family="text">
      <style:text-properties fo:font-variant="normal" fo:text-transform="none" fo:color="#111111" fo:letter-spacing="normal" fo:font-style="normal" officeooo:rsid="00195c86"/>
    </style:style>
    <style:style style:name="T38" style:family="text">
      <style:text-properties fo:font-variant="normal" fo:text-transform="none" fo:color="#111111" style:font-name="Liberation Serif" fo:font-size="12pt" fo:letter-spacing="normal" fo:font-style="normal" fo:font-weight="normal" officeooo:rsid="00195c86" style:font-size-asian="12pt" style:font-weight-asian="normal" style:font-size-complex="12pt" style:font-weight-complex="normal"/>
    </style:style>
    <style:style style:name="T39" style:family="text">
      <style:text-properties fo:font-size="12pt" style:font-size-asian="12pt" style:font-size-complex="12pt"/>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195c86" style:font-size-asian="12pt" style:font-weight-asian="normal" style:font-size-complex="12pt" style:font-weight-complex="normal"/>
    </style:style>
    <style:style style:name="T42" style:family="text">
      <style:text-properties fo:font-size="12pt" fo:font-weight="normal" officeooo:rsid="0019cc75" style:font-size-asian="12pt" style:font-weight-asian="normal" style:font-size-complex="12pt" style:font-weight-complex="normal"/>
    </style:style>
    <style:style style:name="T43" style:family="text">
      <style:text-properties fo:font-size="12pt" fo:font-weight="bold" style:font-size-asian="12pt" style:font-weight-asian="bold" style:font-size-complex="12pt" style:font-weight-complex="bold"/>
    </style:style>
    <style:style style:name="T44" style:family="text">
      <style:text-properties officeooo:rsid="00120a0f"/>
    </style:style>
    <style:style style:name="T45" style:family="text">
      <style:text-properties style:use-window-font-color="true" style:font-name="Liberation Serif" fo:font-size="12pt" style:font-size-asian="12pt" style:font-size-complex="12pt"/>
    </style:style>
    <style:style style:name="T46" style:family="text">
      <style:text-properties style:use-window-font-color="true" style:font-name="Liberation Serif" fo:font-size="12pt" officeooo:rsid="00122d1d" style:font-size-asian="12pt" style:font-size-complex="12pt"/>
    </style:style>
    <style:style style:name="T47" style:family="text">
      <style:text-properties style:use-window-font-color="true" style:font-name="Liberation Serif" fo:font-size="12pt" officeooo:rsid="00140997" style:font-size-asian="12pt" style:font-size-complex="12pt"/>
    </style:style>
    <style:style style:name="T48" style:family="text">
      <style:text-properties style:use-window-font-color="true" style:font-name="Liberation Serif" fo:font-size="12pt" officeooo:rsid="00154d5d" style:font-size-asian="12pt" style:font-size-complex="12pt"/>
    </style:style>
    <style:style style:name="T49" style:family="text">
      <style:text-properties style:use-window-font-color="true" style:font-name="Liberation Serif" fo:font-size="12pt" fo:font-weight="normal" style:font-size-asian="12pt" style:font-weight-asian="normal" style:font-size-complex="12pt" style:font-weight-complex="normal"/>
    </style:style>
    <style:style style:name="T50" style:family="text">
      <style:text-properties style:use-window-font-color="true" style:font-name="Liberation Serif" fo:font-size="12pt" fo:font-weight="normal" officeooo:rsid="00154d5d" fo:background-color="transparent" loext:char-shading-value="0" style:font-size-asian="12pt" style:font-weight-asian="normal" style:font-size-complex="12pt" style:font-weight-complex="normal"/>
    </style:style>
    <style:style style:name="T51" style:family="text">
      <style:text-properties fo:font-weight="bold" style:font-weight-asian="bold" style:font-weight-complex="bold"/>
    </style:style>
    <style:style style:name="T52" style:family="text">
      <style:text-properties style:font-name="Liberation Serif" fo:font-size="12pt" fo:font-weight="normal" style:font-size-asian="12pt" style:font-weight-asian="normal" style:font-size-complex="12pt" style:font-weight-complex="normal"/>
    </style:style>
    <style:style style:name="T53" style:family="text">
      <style:text-properties style:font-name="Liberation Serif" fo:font-size="12pt" fo:font-weight="normal" officeooo:rsid="00171c71" style:font-size-asian="12pt" style:font-weight-asian="normal" style:font-size-complex="12pt" style:font-weight-complex="normal"/>
    </style:style>
    <style:style style:name="T54" style:family="text">
      <style:text-properties officeooo:rsid="00154d5d"/>
    </style:style>
    <style:style style:name="T55" style:family="text">
      <style:text-properties officeooo:rsid="00171c71"/>
    </style:style>
    <style:style style:name="T56" style:family="text">
      <style:text-properties officeooo:rsid="0017aa99"/>
    </style:style>
    <style:style style:name="T57" style:family="text">
      <style:text-properties officeooo:rsid="00195c86"/>
    </style:style>
    <style:style style:name="T58" style:family="text">
      <style:text-properties officeooo:rsid="0019cc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JERCICIOS 2 - UT4 </text:p>
      <text:p text:style-name="Standard"/>
      <text:p text:style-name="Standard"/>
      <text:p text:style-name="Standard"/>
      <text:p text:style-name="P9">La empresa Chorizos Pepe S.L ha decidido contratarte para que le construyas una serie de equipos informáticos, para varios departamentos y usuarios. </text:p>
      <text:p text:style-name="P9">Por tanto, para cada uno de los casos siguientes, debes indicar: </text:p>
      <text:p text:style-name="P9"> Qué componentes usarías para crear el equipo, indicando el precio de cada uno. </text:p>
      <text:p text:style-name="P9"> Por qué eliges cada componente. </text:p>
      <text:p text:style-name="P9"> Precio total del equipo. </text:p>
      <text:p text:style-name="P9"/>
      <text:p text:style-name="P9">Concretamente los equipos necesarios son los siguientes: </text:p>
      <text:p text:style-name="P10"><text:span text:style-name="T51">1. Un servidor de base de datos central, para realizar consultas y estadísticas sobre la venta de chorizos, el stock del almacén, la contabilidad y demás procesos de la empresa. Debido al gran volumen de negocio de la empresa, estas consultas pueden ser bastante costosas.</text:span></text:p>
      <text:h text:style-name="P5" text:outline-level="1"><text:span text:style-name="Strong_20_Emphasis"><text:span text:style-name="T52">Seasonic Prime 850W 80 Plus Titanium Modula</text:span></text:span><text:span text:style-name="Strong_20_Emphasis"><text:span text:style-name="T53">r</text:span></text:span></text:h>
      <text:p text:style-name="P18"><text:a xlink:type="simple" xlink:href="https://www.pccomponentes.com/seasonic-prime-850w-80-plus-titanium-modular?utm_campaign=afiliados&amp;utm_source=effi-1395084383" text:style-name="Internet_20_link" text:visited-style-name="Visited_20_Internet_20_Link">https://www.pccomponentes.com/seasonic-prime-850w-80-plus-titanium-modular?utm_campaign=afiliados&amp;utm_source=effi-1395084383</text:a> <text:span text:style-name="T55">(314,79</text:span><text:span text:style-name="Strong_20_Emphasis"><text:span text:style-name="T21">€</text:span></text:span><text:span text:style-name="T55">)</text:span></text:p>
      <text:p text:style-name="P11"/>
      <text:p text:style-name="P22"><text:span text:style-name="T35">Intel Xeon Silver 4208 / 2.1 GHz</text:span> </text:p>
      <text:p text:style-name="P22"/>
      <text:p text:style-name="P23"><text:a xlink:type="simple" xlink:href="https://www.senetic.es/product/338-BSVU?gclid=Cj0KCQiAwP3yBRCkARIsAABGiPq3XiapLDBzpECviTami8yBFReGFgWr21cnlArFvrVN8KK3VL90bqQaAuuDEALw_wcB" text:style-name="Internet_20_link" text:visited-style-name="Visited_20_Internet_20_Link">https://www.senetic.es/product/338-BSVU?gclid=Cj0KCQiAwP3yBRCkARIsAABGiPq3XiapLDBzpECviTami8yBFReGFgWr21cnlArFvrVN8KK3VL90bqQaAuuDEALw_wcB</text:a> <text:span text:style-name="T55">(498,90</text:span><text:span text:style-name="Strong_20_Emphasis"><text:span text:style-name="T15">€</text:span></text:span><text:span text:style-name="T55">)</text:span></text:p>
      <text:p text:style-name="P22"/>
      <text:h text:style-name="P6" text:outline-level="1"><text:bookmark text:name="title"/><text:bookmark text:name="productTitle"/><text:span text:style-name="T34">Asus Workstation Board - Placa base Intel C621 con quad-strength graphics y 12 DDR4</text:span></text:h>
      <text:p text:style-name="P22"/>
      <text:p text:style-name="P23"><text:a xlink:type="simple" xlink:href="https://www.amazon.es/ASUS-C621E-Sage-Intel®-Socket/dp/B077ZC9TTJ/ref=sr_1_3?adgrpid=57025189912&amp;gclid=Cj0KCQiAwP3yBRCkARIsAABGiPpLP3uFJ2mOIyBkS1R4e9FjucPDikaueEVJuGtKdTe18mPZeXsCVlgaAuwhEALw_wcB&amp;hvadid=278998647767&amp;hvdev=c&amp;hvlocphy=20267&amp;hvnetw=g&amp;hvqmt=e&amp;hvrand=7851917059043282519&amp;hvtargid=kwd-330845818245&amp;hydadcr=28863_1774308&amp;keywords=placa+base+intel+xeon&amp;qid=1583371129&amp;sr=8-3" text:style-name="Internet_20_link" text:visited-style-name="Visited_20_Internet_20_Link">https://www.amazon.es/ASUS-C621E-Sage-Intel%C2%AE-Socket/dp/B077ZC9TTJ/ref=sr_1_3?adgrpid=57025189912&amp;gclid=Cj0KCQiAwP3yBRCkARIsAABGiPpLP3uFJ2mOIyBkS1R4e9FjucPDikaueEVJuGtKdTe18mPZeXsCVlgaAuwhEALw_wcB&amp;hvadid=278998647767&amp;hvdev=c&amp;hvlocphy=20267&amp;hvnetw=g&amp;hvqmt=e&amp;hvrand=7851917059043282519&amp;hvtargid=kwd-330845818245&amp;hydadcr=28863_1774308&amp;keywords=placa+base+intel+xeon&amp;qid=1583371129&amp;sr=8-3</text:a> <text:span text:style-name="T56">(639,69</text:span><text:span text:style-name="Strong_20_Emphasis"><text:span text:style-name="T15">€</text:span></text:span><text:span text:style-name="T56">)</text:span></text:p>
      <text:p text:style-name="P11"/>
      <text:p text:style-name="P24"><text:span text:style-name="T34">64GB 4x16GB DDR4 2666MHz PC4-21300 ECC Registrada Mac pro (2019) Memoria RAM Kit</text:span> </text:p>
      <text:p text:style-name="P24"/>
      <text:p text:style-name="P18"><text:a xlink:type="simple" xlink:href="https://www.ebay.es/itm/64GB-4x16GB-DDR4-2666MHz-PC4-21300-ECC-Registrada-Mac-pro-2019-Memoria-RAM-Kit/392670055394?_trkparms=aid%3D1110001%26algo%3DSPLICE.SIM%26ao%3D2%26asc%3D20160323102634%26meid%3D639843b9c90448dab5a28b33e8ff2d30%26pid%3D100623%26rk%3D2%26rkt%3D6%26sd%3D383405865813%26itm%3D392670055394%26pmt%3D0%26noa%3D1%26pg%3D2047675%26algv%3DSimplAMLv5PairwiseWeb&amp;_trksid=p2047675.c100623.m-1" text:style-name="Internet_20_link" text:visited-style-name="Visited_20_Internet_20_Link">https://www.ebay.es/itm/64GB-4x16GB-DDR4-2666MHz-PC4-21300-ECC-Registrada-Mac-pro-2019-Memoria-RAM-Kit/392670055394?_trkparms=aid%3D1110001%26algo%3DSPLICE.SIM%26ao%3D2%26asc%3D20160323102634%26meid%3D639843b9c90448dab5a28b33e8ff2d30%26pid%3D100623%26rk%3D2%26rkt%3D6%26sd%3D383405865813%26itm%3D392670055394%26pmt%3D0%26noa%3D1%26pg%3D2047675%26algv%3DSimplAMLv5PairwiseWeb&amp;_trksid=p2047675.c100623.m-1</text:a> <text:span text:style-name="T55">(487,12</text:span><text:span text:style-name="Strong_20_Emphasis"><text:span text:style-name="T21">€</text:span></text:span><text:span text:style-name="T55">)</text:span></text:p>
      <text:h text:style-name="P3" text:outline-level="1">Lenovo Adapter RAID 530-8I Pcie 12GB 7Y37A01082 </text:h>
      <text:p text:style-name="P26"/>
      <text:p text:style-name="P18"><text:a xlink:type="simple" xlink:href="https://www.tiendalenovo.es/lenovo-adapter-raid-530-8i-pcie-12gb-7y37a01082" text:style-name="Internet_20_link" text:visited-style-name="Visited_20_Internet_20_Link">https://www.tiendalenovo.es/lenovo-adapter-raid-530-8i-pcie-12gb-7y37a01082</text:a> <text:span text:style-name="T55">(348,90</text:span><text:span text:style-name="Strong_20_Emphasis"><text:span text:style-name="T21">€</text:span></text:span><text:span text:style-name="T55">)</text:span></text:p>
      <text:p text:style-name="P11"/>
      <text:h text:style-name="P4" text:outline-level="1"><text:soft-page-break/>Inter-Tech 4U-4408</text:h>
      <text:p text:style-name="P11"/>
      <text:p text:style-name="P18"><text:a xlink:type="simple" xlink:href="https://www.alternate.es/Inter-Tech/4U-4408-Estante-Negro-Plata-Servidor-de-vivienda/html/product/1544191?" text:style-name="Internet_20_link" text:visited-style-name="Visited_20_Internet_20_Link">https://www.alternate.es/Inter-Tech/4U-4408-Estante-Negro-Plata-Servidor-de-vivienda/html/product/1544191?</text:a> <text:span text:style-name="T56">(179,90</text:span><text:span text:style-name="Strong_20_Emphasis"><text:span text:style-name="T21">€</text:span></text:span><text:span text:style-name="T56">)</text:span></text:p>
      <text:p text:style-name="P18"/>
      <text:h text:style-name="P7" text:outline-level="1"><text:span text:style-name="T36">THE G-LAB Combo KRYPTON Pack de Teclado Gaming USB y Ratón Multicolor Retroiluminación – Teclado Gaming QWERTY - Incluye Ñ - Anti-Ghosting + Ratón Gaming 6 Botones 3200 DPI – PC PS4 Xbox One (Negro)</text:span><text:span text:style-name="T37">(22€)</text:span></text:h>
      <text:p text:style-name="P19"/>
      <text:p text:style-name="P19"><text:a xlink:type="simple" xlink:href="https://www.amazon.es/KRYPTON-Teclado-Gaming-Multicolor-Retroiluminación/dp/B07YT113RP/ref=sr_1_2_sspa?__mk_es_ES=ÅMÅŽÕÑ&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 text:style-name="Internet_20_link" text:visited-style-name="Visited_20_Internet_20_Link">https://www.amazon.es/KRYPTON-Teclado-Gaming-Multicolor-Retroiluminaci%C3%B3n/dp/B07YT113RP/ref=sr_1_2_sspa?__mk_es_ES=%C3%85M%C3%85%C5%BD%C3%95%C3%91&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text:a> </text:p>
      <text:h text:style-name="P2" text:outline-level="1"><text:span text:style-name="Strong_20_Emphasis"><text:span text:style-name="T40">Hitachi-LG GH24NSD5 Grabadora DVD-RW Interna Negra</text:span></text:span><text:span text:style-name="Strong_20_Emphasis"><text:span text:style-name="T41">(17,76</text:span></text:span><text:span text:style-name="Strong_20_Emphasis"><text:span text:style-name="T38">€</text:span></text:span><text:span text:style-name="Strong_20_Emphasis"><text:span text:style-name="T41">)</text:span></text:span></text:h>
      <text:p text:style-name="P20"/>
      <text:p text:style-name="P20"><text:a xlink:type="simple" xlink:href="https://www.pccomponentes.com/hitachi-lg-gh24nsd5-grabadora-dvd-rw-interna-negra" text:style-name="Internet_20_link" text:visited-style-name="Visited_20_Internet_20_Link">https://www.pccomponentes.com/hitachi-lg-gh24nsd5-grabadora-dvd-rw-interna-negra</text:a> </text:p>
      <text:h text:style-name="P2" text:outline-level="1"><text:span text:style-name="Strong_20_Emphasis"><text:span text:style-name="T40">BenQ ZOWIE XL2411P 24" LED 144Hz e-Sports </text:span></text:span><text:span text:style-name="Strong_20_Emphasis"><text:span text:style-name="T42">(199</text:span></text:span><text:span text:style-name="Strong_20_Emphasis"><text:span text:style-name="T38">€</text:span></text:span><text:span text:style-name="Strong_20_Emphasis"><text:span text:style-name="T42">)</text:span></text:span></text:h>
      <text:p text:style-name="P20"/>
      <text:p text:style-name="P20"><text:a xlink:type="simple" xlink:href="https://www.pccomponentes.com/benq-zowie-xl2411p-24-led-144hz-e-sports" text:style-name="Internet_20_link" text:visited-style-name="Visited_20_Internet_20_Link">https://www.pccomponentes.com/benq-zowie-xl2411p-24-led-144hz-e-sports</text:a> </text:p>
      <text:p text:style-name="P19"/>
      <text:p text:style-name="P11"/>
      <text:p text:style-name="P29"><text:span text:style-name="T6">Total 27</text:span><text:span text:style-name="T7">08</text:span><text:span text:style-name="T6">,0</text:span><text:span text:style-name="T7">6</text:span><text:span text:style-name="Strong_20_Emphasis"><text:span text:style-name="T21">€</text:span></text:span></text:p>
      <text:p text:style-name="P17"/>
      <text:p text:style-name="P9">2. Un PC para un arquitecto que trabaja en la empresa y que usa programas de diseño de tipo AUTOCAD. Estas herramientas requieren bastante memoria y potencia gráfica.</text:p>
      <text:p text:style-name="P11"/>
      <text:p text:style-name="P10"><text:span text:style-name="T29">NZXT H510</text:span><text:span text:style-name="T49"> </text:span></text:p>
      <text:p text:style-name="P24"/>
      <text:p text:style-name="P25"><text:a xlink:type="simple" xlink:href="https://www.pccomponentes.com/nzxt-h510-cristal-templado-usb-31-negro-mate" text:style-name="Internet_20_link" text:visited-style-name="Visited_20_Internet_20_Link">https://www.pccomponentes.com/nzxt-h510-cristal-templado-usb-31-negro-mate</text:a> <text:span text:style-name="T54">(79,99</text:span><text:span text:style-name="Strong_20_Emphasis"><text:span text:style-name="T16">€</text:span></text:span><text:span text:style-name="Strong_20_Emphasis"><text:span text:style-name="T17">)</text:span></text:span></text:p>
      <text:p text:style-name="P24"/>
      <text:p text:style-name="P10"><text:span text:style-name="T33">MSI X570-A Pro</text:span><text:span text:style-name="T49"> </text:span></text:p>
      <text:p text:style-name="P24"/>
      <text:p text:style-name="P25"><text:a xlink:type="simple" xlink:href="https://www.pccomponentes.com/msi-x570-a-pro" text:style-name="Internet_20_link" text:visited-style-name="Visited_20_Internet_20_Link">https://www.pccomponentes.com/msi-x570-a-pro</text:a> <text:span text:style-name="T54">(169,90</text:span><text:span text:style-name="Strong_20_Emphasis"><text:span text:style-name="T16">€</text:span></text:span><text:span text:style-name="Strong_20_Emphasis"><text:span text:style-name="T17">)</text:span></text:span></text:p>
      <text:p text:style-name="P24"/>
      <text:p text:style-name="P10"><text:span text:style-name="T29">AMD Ryzen 9 3900X</text:span><text:span text:style-name="T49"> </text:span></text:p>
      <text:p text:style-name="P24"/>
      <text:p text:style-name="P25"><text:a xlink:type="simple" xlink:href="https://www.pccomponentes.com/amd-ryzen-9-3900x-38-ghz-box" text:style-name="Internet_20_link" text:visited-style-name="Visited_20_Internet_20_Link">https://www.pccomponentes.com/amd-ryzen-9-3900x-38-ghz-box</text:a> <text:span text:style-name="T54">(489.90</text:span><text:span text:style-name="Strong_20_Emphasis"><text:span text:style-name="T16">€</text:span></text:span><text:span text:style-name="Strong_20_Emphasis"><text:span text:style-name="T17">)</text:span></text:span></text:p>
      <text:p text:style-name="P24"/>
      <text:p text:style-name="P10"><text:span text:style-name="T33">Gigabyte GeForce GTX 1050 D5 2G</text:span><text:span text:style-name="T49"> </text:span></text:p>
      <text:p text:style-name="P14"><text:span text:style-name="Strong_20_Emphasis"><text:span text:style-name="T30"/></text:span></text:p>
      <text:p text:style-name="P15"><text:a xlink:type="simple" xlink:href="https://www.pccomponentes.com/gigabyte-geforce-gtx-1050-oc-2gb-gddr5" text:style-name="Internet_20_link" text:visited-style-name="Visited_20_Internet_20_Link"><text:span text:style-name="Strong_20_Emphasis">https://www.pccomponentes.com/gigabyte-geforce-gtx-1050-oc-2gb-gddr5</text:span></text:a><text:span text:style-name="Strong_20_Emphasis"><text:span text:style-name="T30"> </text:span></text:span><text:span text:style-name="Strong_20_Emphasis"><text:span text:style-name="T32">(</text:span></text:span><text:span text:style-name="Strong_20_Emphasis"><text:span text:style-name="T31">127,90</text:span></text:span><text:span text:style-name="Strong_20_Emphasis"><text:span text:style-name="T21">€</text:span></text:span><text:span text:style-name="Strong_20_Emphasis"><text:span text:style-name="T22">)</text:span></text:span></text:p>
      <text:p text:style-name="P14"><text:span text:style-name="Strong_20_Emphasis"><text:span text:style-name="T30"/></text:span></text:p>
      <text:p text:style-name="P10"><text:span text:style-name="T29">Patriot Viper 4 16 GB (2x 8 GB), DDR4-3733, CL 17</text:span><text:span text:style-name="T49"> </text:span></text:p>
      <text:p text:style-name="P24"/>
      <text:p text:style-name="P25"><text:soft-page-break/><text:a xlink:type="simple" xlink:href="https://www.amazon.es/Patriot-Memory-PC4-29800-3733MHz-módulo/dp/B01K7V0DRG" text:style-name="Internet_20_link" text:visited-style-name="Visited_20_Internet_20_Link">https://www.amazon.es/Patriot-Memory-PC4-29800-3733MHz-m%C3%B3dulo/dp/B01K7V0DRG</text:a> <text:s/><text:span text:style-name="T54">(102,99</text:span> <text:span text:style-name="Strong_20_Emphasis"><text:span text:style-name="T16">€</text:span></text:span><text:span text:style-name="Strong_20_Emphasis"><text:span text:style-name="T17">)</text:span></text:span></text:p>
      <text:p text:style-name="P24"/>
      <text:p text:style-name="P10"><text:span text:style-name="T33">Be Quiet! Pure Power 11, 600 W CM</text:span><text:span text:style-name="T49"> </text:span></text:p>
      <text:p text:style-name="P24"/>
      <text:p text:style-name="P25"><text:a xlink:type="simple" xlink:href="https://www.pccomponentes.com/be-quiet-pure-power-11-600w-80-plus-gold" text:style-name="Internet_20_link" text:visited-style-name="Visited_20_Internet_20_Link">https://www.pccomponentes.com/be-quiet-pure-power-11-600w-80-plus-gold</text:a> <text:span text:style-name="T54">(81</text:span><text:span text:style-name="Strong_20_Emphasis"><text:span text:style-name="T16">€</text:span></text:span><text:span text:style-name="Strong_20_Emphasis"><text:span text:style-name="T17">)</text:span></text:span></text:p>
      <text:p text:style-name="P24"/>
      <text:p text:style-name="P10"><text:span text:style-name="T29">Crucial MX500, 500 GB</text:span><text:span text:style-name="T49"> </text:span></text:p>
      <text:p text:style-name="P11"/>
      <text:p text:style-name="P16"><text:a xlink:type="simple" xlink:href="https://www.pccomponentes.com/crucial-mx500-ssd-500gb-sata" text:style-name="Internet_20_link" text:visited-style-name="Visited_20_Internet_20_Link">https://www.pccomponentes.com/crucial-mx500-ssd-500gb-sata</text:a> <text:span text:style-name="T48">(</text:span><text:span text:style-name="T54">76,46</text:span><text:span text:style-name="Strong_20_Emphasis"><text:span text:style-name="T18">€</text:span></text:span><text:span text:style-name="Strong_20_Emphasis"><text:span text:style-name="T22">)</text:span></text:span></text:p>
      <text:h text:style-name="P7" text:outline-level="1"><text:span text:style-name="T36">THE G-LAB Combo KRYPTON Pack de Teclado Gaming USB y Ratón Multicolor Retroiluminación – Teclado Gaming QWERTY - Incluye Ñ - Anti-Ghosting + Ratón Gaming 6 Botones 3200 DPI – PC PS4 Xbox One (Negro)</text:span><text:span text:style-name="T37">(22€)</text:span></text:h>
      <text:p text:style-name="P19"/>
      <text:p text:style-name="P19"><text:a xlink:type="simple" xlink:href="https://www.amazon.es/KRYPTON-Teclado-Gaming-Multicolor-Retroiluminación/dp/B07YT113RP/ref=sr_1_2_sspa?__mk_es_ES=ÅMÅŽÕÑ&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 text:style-name="Internet_20_link" text:visited-style-name="Visited_20_Internet_20_Link">https://www.amazon.es/KRYPTON-Teclado-Gaming-Multicolor-Retroiluminaci%C3%B3n/dp/B07YT113RP/ref=sr_1_2_sspa?__mk_es_ES=%C3%85M%C3%85%C5%BD%C3%95%C3%91&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text:a> </text:p>
      <text:h text:style-name="P1" text:outline-level="1"><text:span text:style-name="Strong_20_Emphasis"><text:span text:style-name="T40">Hitachi-LG GH24NSD5 Grabadora DVD-RW Interna Negra</text:span></text:span><text:span text:style-name="Strong_20_Emphasis"><text:span text:style-name="T41">(17,76</text:span></text:span><text:span text:style-name="Strong_20_Emphasis"><text:span text:style-name="T38">€</text:span></text:span><text:span text:style-name="Strong_20_Emphasis"><text:span text:style-name="T41">)</text:span></text:span></text:h>
      <text:p text:style-name="P19"/>
      <text:p text:style-name="P19"><text:a xlink:type="simple" xlink:href="https://www.pccomponentes.com/hitachi-lg-gh24nsd5-grabadora-dvd-rw-interna-negra" text:style-name="Internet_20_link" text:visited-style-name="Visited_20_Internet_20_Link">https://www.pccomponentes.com/hitachi-lg-gh24nsd5-grabadora-dvd-rw-interna-negra</text:a> </text:p>
      <text:p text:style-name="P19"/>
      <text:h text:style-name="P2" text:outline-level="1"><text:span text:style-name="Strong_20_Emphasis"><text:span text:style-name="T40">BenQ ZOWIE XL2411P 24" LED 144Hz e-Sports </text:span></text:span><text:span text:style-name="Strong_20_Emphasis"><text:span text:style-name="T42">(199</text:span></text:span><text:span text:style-name="Strong_20_Emphasis"><text:span text:style-name="T38">€</text:span></text:span><text:span text:style-name="Strong_20_Emphasis"><text:span text:style-name="T42">)</text:span></text:span></text:h>
      <text:p text:style-name="P19"/>
      <text:p text:style-name="P19"><text:a xlink:type="simple" xlink:href="https://www.pccomponentes.com/benq-zowie-xl2411p-24-led-144hz-e-sports" text:style-name="Internet_20_link" text:visited-style-name="Visited_20_Internet_20_Link">https://www.pccomponentes.com/benq-zowie-xl2411p-24-led-144hz-e-sports</text:a> </text:p>
      <text:p text:style-name="P19"><text:span text:style-name="Strong_20_Emphasis"><text:span text:style-name="T24"/></text:span></text:p>
      <text:p text:style-name="P11"/>
      <text:p text:style-name="P28"><text:span text:style-name="T5">Total 13</text:span><text:span text:style-name="T7">67</text:span><text:span text:style-name="T5">,5</text:span><text:span text:style-name="T7">5</text:span><text:span text:style-name="Strong_20_Emphasis"><text:span text:style-name="T18">€</text:span></text:span></text:p>
      <text:p text:style-name="P11"/>
      <text:p text:style-name="P9">3. Un PC de bajo coste para los empleados, para que puedan trabajar con herramientas ofimáticas y conectarse remotamente al servidor de bases de datos y realizar tareas en este.</text:p>
      <text:p text:style-name="P11"/>
      <text:p text:style-name="P11"/>
      <text:p text:style-name="P11"/>
      <text:p text:style-name="P11"><text:span text:style-name="Strong_20_Emphasis"><text:span text:style-name="T10">GIGABYTE B450M S2H</text:span></text:span></text:p>
      <text:p text:style-name="P11"><text:span text:style-name="Strong_20_Emphasis"><text:span text:style-name="T10"/></text:span></text:p>
      <text:p text:style-name="P28"><text:a xlink:type="simple" xlink:href="https://www.pccomponentes.com/gigabyte-b450m-s2h" text:style-name="Internet_20_link" text:visited-style-name="Visited_20_Internet_20_Link"><text:span text:style-name="Strong_20_Emphasis">https://www.pccomponentes.com/gigabyte-b450m-s2h</text:span></text:a><text:span text:style-name="Strong_20_Emphasis"><text:span text:style-name="T10"> </text:span></text:span><text:span text:style-name="Strong_20_Emphasis"><text:span text:style-name="T32">(</text:span></text:span><text:span text:style-name="Strong_20_Emphasis"><text:span text:style-name="T14">59,99</text:span></text:span><text:span text:style-name="Strong_20_Emphasis"><text:span text:style-name="T18">€</text:span></text:span><text:span text:style-name="Strong_20_Emphasis"><text:span text:style-name="T22">)</text:span></text:span></text:p>
      <text:p text:style-name="P11"><text:span text:style-name="Strong_20_Emphasis"><text:span text:style-name="T10"/></text:span></text:p>
      <text:p text:style-name="P10"><text:span text:style-name="T11">APU Athlon 200GE</text:span><text:span text:style-name="T8"> </text:span></text:p>
      <text:p text:style-name="P10"><text:span text:style-name="T8"/></text:p>
      <text:p text:style-name="P28"><text:a xlink:type="simple" xlink:href="https://www.pccomponentes.com/amd-athlon-200ge-32ghz-socket-am4" text:style-name="Internet_20_link" text:visited-style-name="Visited_20_Internet_20_Link"><text:span text:style-name="T8">https://www.pccomponentes.com/amd-athlon-200ge-32ghz-socket-am4</text:span></text:a><text:span text:style-name="T8"> </text:span><text:span text:style-name="T50">(</text:span><text:span text:style-name="T9">45,99</text:span><text:span text:style-name="Strong_20_Emphasis"><text:span text:style-name="T19">€</text:span></text:span><text:span text:style-name="Strong_20_Emphasis"><text:span text:style-name="T20">)</text:span></text:span></text:p>
      <text:p text:style-name="P10"><text:span text:style-name="T8"/></text:p>
      <text:p text:style-name="P10"><text:span text:style-name="T11">Ballistix Sport LT de 4 GB</text:span><text:span text:style-name="T8"> </text:span></text:p>
      <text:p text:style-name="P10"><text:span text:style-name="T8"/></text:p>
      <text:p text:style-name="P28"><text:soft-page-break/><text:a xlink:type="simple" xlink:href="https://www.pccomponentes.com/crucial-ballistix-sport-lt-white-4gb-ddr4-2400" text:style-name="Internet_20_link" text:visited-style-name="Visited_20_Internet_20_Link"><text:span text:style-name="T8">https://www.pccomponentes.com/crucial-ballistix-sport-lt-white-4gb-ddr4-2400</text:span></text:a><text:span text:style-name="T8"> </text:span><text:span text:style-name="T50">(</text:span><text:span text:style-name="T9">24,99</text:span><text:span text:style-name="Strong_20_Emphasis"><text:span text:style-name="T19">€</text:span></text:span><text:span text:style-name="Strong_20_Emphasis"><text:span text:style-name="T20">)</text:span></text:span></text:p>
      <text:p text:style-name="P10"><text:span text:style-name="T8"/></text:p>
      <text:p text:style-name="P10"><text:span text:style-name="T11">SSD Toshiba OCZ TR200 </text:span><text:span text:style-name="T12">480GB</text:span><text:span text:style-name="T8"> </text:span></text:p>
      <text:p text:style-name="P10"><text:span text:style-name="T8"/></text:p>
      <text:p text:style-name="P28"><text:a xlink:type="simple" xlink:href="https://www.pccomponentes.com/toshiba-ocz-tr200-ssd-480gb-sata3" text:style-name="Internet_20_link" text:visited-style-name="Visited_20_Internet_20_Link"><text:span text:style-name="T8">https://www.pccomponentes.com/toshiba-ocz-tr200-ssd-480gb-sata3</text:span></text:a><text:span text:style-name="T8"> </text:span><text:span text:style-name="T50">(</text:span><text:span text:style-name="T9">65,99</text:span><text:span text:style-name="Strong_20_Emphasis"><text:span text:style-name="T19">€</text:span></text:span><text:span text:style-name="Strong_20_Emphasis"><text:span text:style-name="T20">)</text:span></text:span></text:p>
      <text:p text:style-name="P10"><text:span text:style-name="T8"/></text:p>
      <text:p text:style-name="P10"><text:span text:style-name="T13">Nox Liten</text:span><text:span text:style-name="T1"> </text:span></text:p>
      <text:p text:style-name="P10"><text:span text:style-name="T1"/></text:p>
      <text:p text:style-name="P16"><text:a xlink:type="simple" xlink:href="https://www.pccomponentes.com/nox-liten" text:style-name="Internet_20_link" text:visited-style-name="Visited_20_Internet_20_Link">https://www.pccomponentes.com/nox-liten</text:a> <text:span text:style-name="T48">(</text:span><text:span text:style-name="T44">46,00</text:span><text:span text:style-name="Strong_20_Emphasis"><text:span text:style-name="T18">€</text:span></text:span><text:span text:style-name="Strong_20_Emphasis"><text:span text:style-name="T22">)</text:span></text:span></text:p>
      <text:h text:style-name="P7" text:outline-level="1"><text:span text:style-name="T36">THE G-LAB Combo KRYPTON Pack de Teclado Gaming USB y Ratón Multicolor Retroiluminación – Teclado Gaming QWERTY - Incluye Ñ - Anti-Ghosting + Ratón Gaming 6 Botones 3200 DPI – PC PS4 Xbox One (Negro)</text:span><text:span text:style-name="T37">(22€)</text:span></text:h>
      <text:p text:style-name="P19"/>
      <text:p text:style-name="P19"><text:a xlink:type="simple" xlink:href="https://www.amazon.es/KRYPTON-Teclado-Gaming-Multicolor-Retroiluminación/dp/B07YT113RP/ref=sr_1_2_sspa?__mk_es_ES=ÅMÅŽÕÑ&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 text:style-name="Internet_20_link" text:visited-style-name="Visited_20_Internet_20_Link">https://www.amazon.es/KRYPTON-Teclado-Gaming-Multicolor-Retroiluminaci%C3%B3n/dp/B07YT113RP/ref=sr_1_2_sspa?__mk_es_ES=%C3%85M%C3%85%C5%BD%C3%95%C3%91&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text:a> </text:p>
      <text:p text:style-name="P19"/>
      <text:h text:style-name="P1" text:outline-level="1"><text:span text:style-name="Strong_20_Emphasis"><text:span text:style-name="T40">Hitachi-LG GH24NSD5 Grabadora DVD-RW Interna Negra</text:span></text:span><text:span text:style-name="Strong_20_Emphasis"><text:span text:style-name="T41">(17,76</text:span></text:span><text:span text:style-name="Strong_20_Emphasis"><text:span text:style-name="T38">€</text:span></text:span><text:span text:style-name="Strong_20_Emphasis"><text:span text:style-name="T41">)</text:span></text:span></text:h>
      <text:p text:style-name="P19"/>
      <text:p text:style-name="P19"><text:a xlink:type="simple" xlink:href="https://www.pccomponentes.com/hitachi-lg-gh24nsd5-grabadora-dvd-rw-interna-negra" text:style-name="Internet_20_link" text:visited-style-name="Visited_20_Internet_20_Link">https://www.pccomponentes.com/hitachi-lg-gh24nsd5-grabadora-dvd-rw-interna-negra</text:a> </text:p>
      <text:p text:style-name="P19"/>
      <text:h text:style-name="P2" text:outline-level="1"><text:span text:style-name="Strong_20_Emphasis"><text:span text:style-name="T40">Samsung S22F350FHU 22" Full HD LED </text:span></text:span><text:span text:style-name="Strong_20_Emphasis"><text:span text:style-name="T42">(84</text:span></text:span><text:span text:style-name="Strong_20_Emphasis"><text:span text:style-name="T21">€</text:span></text:span><text:span text:style-name="Strong_20_Emphasis"><text:span text:style-name="T42">)</text:span></text:span></text:h>
      <text:p text:style-name="P19"/>
      <text:p text:style-name="P19"><text:a xlink:type="simple" xlink:href="https://www.pccomponentes.com/samsung-s22f350fhu-22-full-hd-led" text:style-name="Internet_20_link" text:visited-style-name="Visited_20_Internet_20_Link">https://www.pccomponentes.com/samsung-s22f350fhu-22-full-hd-led</text:a> </text:p>
      <text:p text:style-name="P19"><text:span text:style-name="Strong_20_Emphasis"><text:span text:style-name="T24"/></text:span></text:p>
      <text:p text:style-name="P12"><text:span text:style-name="Strong_20_Emphasis"><text:span text:style-name="T18"/></text:span></text:p>
      <text:p text:style-name="P21"><text:span text:style-name="Strong_20_Emphasis"><text:span text:style-name="T18">Total </text:span></text:span><text:span text:style-name="Strong_20_Emphasis"><text:span text:style-name="T26">3</text:span></text:span><text:span text:style-name="Strong_20_Emphasis"><text:span text:style-name="T28">66</text:span></text:span><text:span text:style-name="Strong_20_Emphasis"><text:span text:style-name="T18">,</text:span></text:span><text:span text:style-name="Strong_20_Emphasis"><text:span text:style-name="T26">7</text:span></text:span><text:span text:style-name="Strong_20_Emphasis"><text:span text:style-name="T27">2</text:span></text:span><text:span text:style-name="Strong_20_Emphasis"><text:span text:style-name="T18">€</text:span></text:span></text:p>
      <text:p text:style-name="P11"/>
      <text:p text:style-name="P9">4. Un PC para el hijo del jefe, para que se pase el día jugando a los últimos juegos del mercado y no moleste.</text:p>
      <text:p text:style-name="P11"/>
      <text:p text:style-name="P10"><text:span text:style-name="T1">AMD Ryzen 5 3600 3.6GHz BOX (</text:span><text:span text:style-name="T2">184,90</text:span><text:span text:style-name="T1">€)</text:span></text:p>
      <text:p text:style-name="P11"/>
      <text:p text:style-name="P11"><text:a xlink:type="simple" xlink:href="https://www.pccomponentes.com/amd-ryzen-5-3600-36ghz-box" text:style-name="Internet_20_link" text:visited-style-name="Visited_20_Internet_20_Link">https://www.pccomponentes.com/amd-ryzen-5-3600-36ghz-box</text:a></text:p>
      <text:p text:style-name="P11"/>
      <text:p text:style-name="P10"><text:span text:style-name="T1">Corsair HX1000i 1000W 80 Plus Platinum Modular(</text:span><text:span text:style-name="T2">259,61</text:span><text:span text:style-name="T1">€)</text:span></text:p>
      <text:p text:style-name="P11"/>
      <text:p text:style-name="P11"><text:a xlink:type="simple" xlink:href="https://www.pccomponentes.com/corsair-hx1000i-1000w-80-plus-platinum-modular" text:style-name="Internet_20_link" text:visited-style-name="Visited_20_Internet_20_Link">https://www.pccomponentes.com/corsair-hx1000i-1000w-80-plus-platinum-modular</text:a></text:p>
      <text:p text:style-name="P11"/>
      <text:p text:style-name="P11">MSI B450M PRO-M2 MAX(6<text:span text:style-name="T44">5</text:span>,99€)</text:p>
      <text:p text:style-name="P11"/>
      <text:p text:style-name="P11"><text:a xlink:type="simple" xlink:href="https://www.pccomponentes.com/msi-b450m-pro-m2-max" text:style-name="Internet_20_link" text:visited-style-name="Visited_20_Internet_20_Link">https://www.pccomponentes.com/msi-b450m-pro-m2-max</text:a></text:p>
      <text:p text:style-name="P11"/>
      <text:p text:style-name="P11"><text:soft-page-break/>Corsair Vengeance LPX DDR4 3200 PC4-25600 32GB 2x16GB CL16(16<text:span text:style-name="T44">9</text:span>€)</text:p>
      <text:p text:style-name="P11"/>
      <text:p text:style-name="P11"><text:a xlink:type="simple" xlink:href="https://www.pccomponentes.com/corsair-vengeance-lpx-ddr4-3200-pc4-25600-32gb-2x16gb-cl16" text:style-name="Internet_20_link" text:visited-style-name="Visited_20_Internet_20_Link">https://www.pccomponentes.com/corsair-vengeance-lpx-ddr4-3200-pc4-25600-32gb-2x16gb-cl16</text:a></text:p>
      <text:p text:style-name="P11"/>
      <text:p text:style-name="P10"><text:span text:style-name="T1">Sapphire Pulse Radeon RX 580 8GB GDDR5(1</text:span><text:span text:style-name="T2">84</text:span><text:span text:style-name="T1">,90€)</text:span></text:p>
      <text:p text:style-name="P11"/>
      <text:p text:style-name="P11"><text:a xlink:type="simple" xlink:href="https://www.pccomponentes.com/sapphire-pulse-radeon-rx-580-8gb-gddr5" text:style-name="Internet_20_link" text:visited-style-name="Visited_20_Internet_20_Link">https://www.pccomponentes.com/sapphire-pulse-radeon-rx-580-8gb-gddr5</text:a></text:p>
      <text:p text:style-name="P11"/>
      <text:p text:style-name="P10"><text:span text:style-name="T1">GoodRam CL100 Gen.2 SSD 240GB SATA III(</text:span><text:span text:style-name="T2">4</text:span><text:span text:style-name="T1">5,99€)</text:span></text:p>
      <text:p text:style-name="P11"/>
      <text:p text:style-name="P11"><text:a xlink:type="simple" xlink:href="https://www.pccomponentes.com/goodram-cl100-gen2-ssd-240gb-sata-iii" text:style-name="Internet_20_link" text:visited-style-name="Visited_20_Internet_20_Link">https://www.pccomponentes.com/goodram-cl100-gen2-ssd-240gb-sata-iii</text:a></text:p>
      <text:p text:style-name="P11"/>
      <text:p text:style-name="P10"><text:span text:style-name="T1">Seagate BarraCuda 3.5" 2TB SATA 3(</text:span><text:span text:style-name="T2">58</text:span><text:span text:style-name="T1">,99€)</text:span></text:p>
      <text:p text:style-name="P11"/>
      <text:p text:style-name="P11"><text:a xlink:type="simple" xlink:href="https://www.pccomponentes.com/seagate-barracuda-35-2tb-sata-3" text:style-name="Internet_20_link" text:visited-style-name="Visited_20_Internet_20_Link">https://www.pccomponentes.com/seagate-barracuda-35-2tb-sata-3</text:a></text:p>
      <text:p text:style-name="P11"/>
      <text:p text:style-name="P16">Nox Hummer MC USB 3.0 Negra(44,99€)</text:p>
      <text:p text:style-name="P11"/>
      <text:p text:style-name="P11"><text:a xlink:type="simple" xlink:href="https://www.pccomponentes.com/nox-hummer-mc-usb-30-negra" text:style-name="Internet_20_link" text:visited-style-name="Visited_20_Internet_20_Link">https://www.pccomponentes.com/nox-hummer-mc-usb-30-negra</text:a></text:p>
      <text:p text:style-name="P11"/>
      <text:h text:style-name="P7" text:outline-level="1"><text:bookmark text:name="title1"/><text:bookmark text:name="productTitle1"/><text:span text:style-name="T36">THE G-LAB Combo KRYPTON Pack de Teclado Gaming USB y Ratón Multicolor Retroiluminación – Teclado Gaming QWERTY - Incluye Ñ - Anti-Ghosting + Ratón Gaming 6 Botones 3200 DPI – PC PS4 Xbox One (Negro)</text:span><text:span text:style-name="T37">(22€)</text:span></text:h>
      <text:p text:style-name="P11"/>
      <text:p text:style-name="P11"><text:a xlink:type="simple" xlink:href="https://www.amazon.es/KRYPTON-Teclado-Gaming-Multicolor-Retroiluminación/dp/B07YT113RP/ref=sr_1_2_sspa?__mk_es_ES=ÅMÅŽÕÑ&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 text:style-name="Internet_20_link" text:visited-style-name="Visited_20_Internet_20_Link">https://www.amazon.es/KRYPTON-Teclado-Gaming-Multicolor-Retroiluminaci%C3%B3n/dp/B07YT113RP/ref=sr_1_2_sspa?__mk_es_ES=%C3%85M%C3%85%C5%BD%C3%95%C3%91&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text:a> </text:p>
      <text:p text:style-name="P11"/>
      <text:h text:style-name="P1" text:outline-level="1"><text:span text:style-name="Strong_20_Emphasis"><text:span text:style-name="T40">Hitachi-LG GH24NSD5 Grabadora DVD-RW Interna Negra</text:span></text:span><text:span text:style-name="Strong_20_Emphasis"><text:span text:style-name="T41">(17,76</text:span></text:span><text:span text:style-name="Strong_20_Emphasis"><text:span text:style-name="T38">€</text:span></text:span><text:span text:style-name="Strong_20_Emphasis"><text:span text:style-name="T41">)</text:span></text:span></text:h>
      <text:p text:style-name="P19"/>
      <text:p text:style-name="P19"><text:a xlink:type="simple" xlink:href="https://www.pccomponentes.com/hitachi-lg-gh24nsd5-grabadora-dvd-rw-interna-negra" text:style-name="Internet_20_link" text:visited-style-name="Visited_20_Internet_20_Link">https://www.pccomponentes.com/hitachi-lg-gh24nsd5-grabadora-dvd-rw-interna-negra</text:a> </text:p>
      <text:p text:style-name="P19"/>
      <text:h text:style-name="P2" text:outline-level="1"><text:span text:style-name="Strong_20_Emphasis"><text:span text:style-name="T40">BenQ ZOWIE XL2411P 24" LED 144Hz e-Sports </text:span></text:span><text:span text:style-name="Strong_20_Emphasis"><text:span text:style-name="T42">(199</text:span></text:span><text:span text:style-name="Strong_20_Emphasis"><text:span text:style-name="T38">€</text:span></text:span><text:span text:style-name="Strong_20_Emphasis"><text:span text:style-name="T42">)</text:span></text:span></text:h>
      <text:p text:style-name="P20"/>
      <text:p text:style-name="P20"><text:a xlink:type="simple" xlink:href="https://www.pccomponentes.com/benq-zowie-xl2411p-24-led-144hz-e-sports" text:style-name="Internet_20_link" text:visited-style-name="Visited_20_Internet_20_Link">https://www.pccomponentes.com/benq-zowie-xl2411p-24-led-144hz-e-sports</text:a> </text:p>
      <text:p text:style-name="P11"/>
      <text:p text:style-name="P10"><text:span text:style-name="T1">Total </text:span><text:span text:style-name="T2">12</text:span><text:span text:style-name="T4">53</text:span><text:span text:style-name="T1">,</text:span><text:span text:style-name="T4">1</text:span><text:span text:style-name="T2">3</text:span><text:span text:style-name="T1">€</text:span></text:p>
      <text:p text:style-name="P11"/>
      <text:p text:style-name="P11"/>
      <text:p text:style-name="P9">5. Un PC para los programadores de la empresa, los cuales trabajan realizando aplicaciones en J2EE que deben obtener datos de la base de datos central. Para realizar estas aplicaciones es necesario que cuenten con bases de datos locales de menor tamaño que la bases de datos del servidor central.</text:p>
      <text:p text:style-name="P11"><text:soft-page-break/></text:p>
      <text:p text:style-name="P27"><text:span text:style-name="T29">NOX Hummer ZX</text:span><text:span text:style-name="T49"> </text:span></text:p>
      <text:p text:style-name="P13"><text:span text:style-name="T45"/></text:p>
      <text:p text:style-name="P16"><text:a xlink:type="simple" xlink:href="https://www.pccomponentes.com/nox-hummer-zx-usb-30" text:style-name="Internet_20_link" text:visited-style-name="Visited_20_Internet_20_Link">https://www.pccomponentes.com/nox-hummer-zx-usb-30</text:a><text:span text:style-name="T45"> </text:span><text:span text:style-name="T48">(</text:span><text:span text:style-name="T46">45,50</text:span><text:span text:style-name="Strong_20_Emphasis"><text:span text:style-name="T21">€</text:span></text:span><text:span text:style-name="Strong_20_Emphasis"><text:span text:style-name="T23">)</text:span></text:span></text:p>
      <text:p text:style-name="P13"><text:span text:style-name="T45"/></text:p>
      <text:p text:style-name="P27"><text:span text:style-name="T33">Gigabyte B450M S2H</text:span><text:span text:style-name="T49"> </text:span></text:p>
      <text:p text:style-name="P13"><text:span text:style-name="T45"/></text:p>
      <text:p text:style-name="P16"><text:a xlink:type="simple" xlink:href="https://www.pccomponentes.com/gigabyte-b450m-s2h" text:style-name="Internet_20_link" text:visited-style-name="Visited_20_Internet_20_Link">https://www.pccomponentes.com/gigabyte-b450m-s2h</text:a><text:span text:style-name="T45"> </text:span><text:span text:style-name="T48">(</text:span><text:span text:style-name="T46">59,99</text:span><text:span text:style-name="Strong_20_Emphasis"><text:span text:style-name="T21">€</text:span></text:span><text:span text:style-name="Strong_20_Emphasis"><text:span text:style-name="T23">)</text:span></text:span></text:p>
      <text:p text:style-name="P13"><text:span text:style-name="T45"/></text:p>
      <text:p text:style-name="P27"><text:span text:style-name="T29">AMD Ryzen 5 3400G</text:span><text:span text:style-name="T49"> </text:span></text:p>
      <text:p text:style-name="P13"><text:span text:style-name="T45"/></text:p>
      <text:p text:style-name="P16"><text:a xlink:type="simple" xlink:href="https://www.pccomponentes.com/amd-ryzen-5-3400g-37ghz-box" text:style-name="Internet_20_link" text:visited-style-name="Visited_20_Internet_20_Link">https://www.pccomponentes.com/amd-ryzen-5-3400g-37ghz-box</text:a><text:span text:style-name="T45"> </text:span><text:span text:style-name="T48">(</text:span><text:span text:style-name="T46">175,90</text:span><text:span text:style-name="Strong_20_Emphasis"><text:span text:style-name="T21">€</text:span></text:span><text:span text:style-name="Strong_20_Emphasis"><text:span text:style-name="T23">)</text:span></text:span></text:p>
      <text:p text:style-name="P13"><text:span text:style-name="T45"/></text:p>
      <text:p text:style-name="P27"><text:span text:style-name="T33">G.Skill Aegis 8 GB, DDR4-3000, CL 16</text:span><text:span text:style-name="T49"> </text:span></text:p>
      <text:p text:style-name="P13"><text:span text:style-name="T45"/></text:p>
      <text:p text:style-name="P16"><text:a xlink:type="simple" xlink:href="https://www.pccomponentes.com/gskill-ripjaws-v-ddr4-3000-16gb-2x8gb-cl16" text:style-name="Internet_20_link" text:visited-style-name="Visited_20_Internet_20_Link">https://www.pccomponentes.com/gskill-ripjaws-v-ddr4-3000-16gb-2x8gb-cl16</text:a><text:span text:style-name="T45"> </text:span><text:span text:style-name="T48">(</text:span><text:span text:style-name="T46">80</text:span><text:span text:style-name="Strong_20_Emphasis"><text:span text:style-name="T21">€</text:span></text:span><text:span text:style-name="Strong_20_Emphasis"><text:span text:style-name="T23">)</text:span></text:span></text:p>
      <text:p text:style-name="P13"><text:span text:style-name="T45"/></text:p>
      <text:p text:style-name="P27"><text:span text:style-name="T29">Enermax NAXN, 500 W</text:span><text:span text:style-name="T49"> </text:span></text:p>
      <text:p text:style-name="P13"><text:span text:style-name="T45"/></text:p>
      <text:p text:style-name="P16"><text:a xlink:type="simple" xlink:href="https://www.pccomponentes.com/enermax-naxn-bronze-500w-80-plus-bronze" text:style-name="Internet_20_link" text:visited-style-name="Visited_20_Internet_20_Link">https://www.pccomponentes.com/enermax-naxn-bronze-500w-80-plus-bronze</text:a><text:span text:style-name="T45"> </text:span><text:span text:style-name="T48">(</text:span><text:span text:style-name="T47">49,99</text:span><text:span text:style-name="Strong_20_Emphasis"><text:span text:style-name="T21">€</text:span></text:span><text:span text:style-name="Strong_20_Emphasis"><text:span text:style-name="T23">)</text:span></text:span></text:p>
      <text:p text:style-name="P13"><text:span text:style-name="T45"/></text:p>
      <text:p text:style-name="P27"><text:span text:style-name="T33">Crucial MX500, 250 GB</text:span><text:span text:style-name="T49"> </text:span></text:p>
      <text:p text:style-name="P13"><text:span text:style-name="T45"/></text:p>
      <text:p text:style-name="P16"><text:a xlink:type="simple" xlink:href="https://www.pccomponentes.com/crucial-mx500-ssd-250gb-sata" text:style-name="Internet_20_link" text:visited-style-name="Visited_20_Internet_20_Link">https://www.pccomponentes.com/crucial-mx500-ssd-250gb-sata</text:a><text:span text:style-name="T45"> </text:span><text:span text:style-name="T48">(</text:span><text:span text:style-name="T46">59,28</text:span><text:span text:style-name="Strong_20_Emphasis"><text:span text:style-name="T21">€</text:span></text:span><text:span text:style-name="Strong_20_Emphasis"><text:span text:style-name="T23">)</text:span></text:span></text:p>
      <text:p text:style-name="P16"><text:span text:style-name="Strong_20_Emphasis"><text:span text:style-name="T23"/></text:span></text:p>
      <text:h text:style-name="P7" text:outline-level="1"><text:span text:style-name="T36">THE G-LAB Combo KRYPTON Pack de Teclado Gaming USB y Ratón Multicolor Retroiluminación – Teclado Gaming QWERTY - Incluye Ñ - Anti-Ghosting + Ratón Gaming 6 Botones 3200 DPI – PC PS4 Xbox One (Negro)</text:span><text:span text:style-name="T37">(22€)</text:span></text:h>
      <text:p text:style-name="P19"/>
      <text:p text:style-name="P19"><text:a xlink:type="simple" xlink:href="https://www.amazon.es/KRYPTON-Teclado-Gaming-Multicolor-Retroiluminación/dp/B07YT113RP/ref=sr_1_2_sspa?__mk_es_ES=ÅMÅŽÕÑ&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 text:style-name="Internet_20_link" text:visited-style-name="Visited_20_Internet_20_Link">https://www.amazon.es/KRYPTON-Teclado-Gaming-Multicolor-Retroiluminaci%C3%B3n/dp/B07YT113RP/ref=sr_1_2_sspa?__mk_es_ES=%C3%85M%C3%85%C5%BD%C3%95%C3%91&amp;crid=3J7K2NOWSM38V&amp;keywords=teclado+y+raton&amp;qid=1583371540&amp;sprefix=teclado+y+ra%2Caps%2C180&amp;sr=8-2-spons&amp;psc=1&amp;spLa=ZW5jcnlwdGVkUXVhbGlmaWVyPUEzS0E4V0dTVU8zSUQmZW5jcnlwdGVkSWQ9QTAzNzMzODcxVDhTS0dGMjhTRVZRJmVuY3J5cHRlZEFkSWQ9QTEwNDgwMzgzVFE1UVZOMEEySzE3JndpZGdldE5hbWU9c3BfYXRmJmFjdGlvbj1jbGlja1JlZGlyZWN0JmRvTm90TG9nQ2xpY2s9dHJ1ZQ==</text:a> </text:p>
      <text:h text:style-name="P1" text:outline-level="1"><text:span text:style-name="Strong_20_Emphasis"><text:span text:style-name="T40">Hitachi-LG GH24NSD5 Grabadora DVD-RW Interna Negra</text:span></text:span><text:span text:style-name="Strong_20_Emphasis"><text:span text:style-name="T41">(17,76</text:span></text:span><text:span text:style-name="Strong_20_Emphasis"><text:span text:style-name="T38">€</text:span></text:span><text:span text:style-name="Strong_20_Emphasis"><text:span text:style-name="T41">)</text:span></text:span></text:h>
      <text:p text:style-name="P19"/>
      <text:p text:style-name="P19"><text:a xlink:type="simple" xlink:href="https://www.pccomponentes.com/hitachi-lg-gh24nsd5-grabadora-dvd-rw-interna-negra" text:style-name="Internet_20_link" text:visited-style-name="Visited_20_Internet_20_Link">https://www.pccomponentes.com/hitachi-lg-gh24nsd5-grabadora-dvd-rw-interna-negra</text:a> </text:p>
      <text:h text:style-name="P2" text:outline-level="1"><text:span text:style-name="Strong_20_Emphasis"><text:span text:style-name="T40">BenQ ZOWIE XL2411P 24" LED 144Hz e-Sports </text:span></text:span><text:span text:style-name="Strong_20_Emphasis"><text:span text:style-name="T42">(199</text:span></text:span><text:span text:style-name="Strong_20_Emphasis"><text:span text:style-name="T38">€</text:span></text:span><text:span text:style-name="Strong_20_Emphasis"><text:span text:style-name="T42">)</text:span></text:span></text:h>
      <text:p text:style-name="P20"/>
      <text:p text:style-name="P20"><text:a xlink:type="simple" xlink:href="https://www.pccomponentes.com/benq-zowie-xl2411p-24-led-144hz-e-sports" text:style-name="Internet_20_link" text:visited-style-name="Visited_20_Internet_20_Link">https://www.pccomponentes.com/benq-zowie-xl2411p-24-led-144hz-e-sports</text:a> </text:p>
      <text:p text:style-name="P19"><text:span text:style-name="Strong_20_Emphasis"><text:span text:style-name="T23"/></text:span></text:p>
      <text:p text:style-name="P13"><text:span text:style-name="T45"/></text:p>
      <text:p text:style-name="P27"><text:span text:style-name="T3">Total 7</text:span><text:span text:style-name="T4">0</text:span><text:span text:style-name="T7">9</text:span><text:span text:style-name="T3">,</text:span><text:span text:style-name="T4">42</text:span><text:span text:style-name="Strong_20_Emphasis"><text:span text:style-name="T21">€</text:span></text:span></text:p>
      <text:p text:style-name="P11"/>
      <text:p text:style-name="P11"/>
      <text:p text:style-name="P9"><text:soft-page-break/>Notas importantes: </text:p>
      <text:p text:style-name="P9"> Debes tener en cuenta que cuanto menor sea el presupuesto final que presentes, más posibilidades tendrás de que te contraten otra vez en el futuro. </text:p>
      <text:p text:style-name="P9"> Debes asegurar que los componentes de cada equipo sean compatibles entre sí. </text:p>
      <text:p text:style-name="P9"> Para ver el precio y características de cada elemento, puedes entrar en la página web www.pcbox.es, y después en la sección comprar -&gt; entrar en catálogo -&gt; configuración a la carta. </text:p>
      <text:p text:style-name="P9"> Para cada equipo de consistir al menos de: Caja, fuente de alimentación, teclado, ratón, placa base, microprocesador, refrigerador para el procesador, memoria RAM, CD o DVD, disco duro, tarjeta gráfica y monitor. También puedes añadirle otros elementos si lo consideras necesario.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mazon Ember" svg:font-family="'Amazon Ember', Arial, sans-serif"/>
    <style:font-face style:name="Helvetica neue" svg:font-family="'Helvetica neue', Helvetica, Verdana, sans-serif"/>
    <style:font-face style:name="Lato1" svg:font-family="Lato, Arial, 'Liberation Sans', sans-serif"/>
    <style:font-face style:name="Lato" svg:font-family="Lato, Helvetica, Arial, sans-serif"/>
    <style:font-face style:name="Open Sans" svg:font-family="'Open Sans', sans-serif"/>
    <style:font-face style:name="Raleway" svg:font-family="Raleway"/>
    <style:font-face style:name="Roboto" svg:font-family="Roboto, sans-serif"/>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5T00:31:25.296000000</meta:creation-date>
    <dc:date>2020-03-05T02:40:33.172000000</dc:date>
    <meta:editing-duration>PT15M57S</meta:editing-duration>
    <meta:editing-cycles>2</meta:editing-cycles>
    <meta:generator>LibreOffice/6.3.4.2$Windows_X86_64 LibreOffice_project/60da17e045e08f1793c57c00ba83cdfce946d0aa</meta:generator>
    <meta:document-statistic meta:table-count="0" meta:image-count="0" meta:object-count="0" meta:page-count="7" meta:paragraph-count="116" meta:word-count="862" meta:character-count="11092" meta:non-whitespace-character-count="10288"/>
  </office:meta>
</office:document-meta>
</file>